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fd8" officeooo:paragraph-rsid="0006bfd8"/>
    </style:style>
    <style:style style:name="P2" style:family="paragraph" style:parent-style-name="Standard">
      <style:text-properties officeooo:rsid="0006fcb3" officeooo:paragraph-rsid="0006fcb3"/>
    </style:style>
    <style:style style:name="T1" style:family="text">
      <style:text-properties officeooo:rsid="0006f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kerRank -&gt; Java,Sql,Databases,Regex,Mathematics,Problem Solving</text:p>
      <text:p text:style-name="P1"/>
      <text:p text:style-name="P1">Gfg -&gt; Java, Algorithms, Data Structures, Goldman Sachs, Nutanix, Amazon, Microsoft, <text:span text:style-name="T1">Adobe, <text:tab/>Oracle, Flipkart</text:span></text:p>
      <text:p text:style-name="P2">LeetCode -&gt; 1600 Problems</text:p>
      <text:p text:style-name="P2">Codechef -&gt;<text:tab/>Long Challenge, Cook-Off, LunchTime</text:p>
      <text:p text:style-name="P2">CodeForces -&gt; Short Contest</text:p>
      <text:p text:style-name="P2">SPOJ -&gt;</text:p>
      <text:p text:style-name="P2">HackerEarth -&gt; CodeMonk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01:40:24.935217121</meta:creation-date>
    <meta:generator>LibreOffice/6.4.3.2$Linux_X86_64 LibreOffice_project/40$Build-2</meta:generator>
    <dc:date>2020-05-31T02:09:06.414750098</dc:date>
    <meta:editing-duration>PT7M38S</meta:editing-duration>
    <meta:editing-cycles>1</meta:editing-cycles>
    <meta:document-statistic meta:table-count="0" meta:image-count="0" meta:object-count="0" meta:page-count="1" meta:paragraph-count="7" meta:word-count="37" meta:character-count="304" meta:non-whitespace-character-count="273"/>
  </office:meta>
</office:document-meta>
</file>